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1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0" style:family="paragraph" style:parent-style-name="Standard">
      <style:text-properties officeooo:rsid="007fc0b5" officeooo:paragraph-rsid="007fc0b5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18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6"><text:span text:style-name="Source_20_Text"><text:span text:style-name="T19">conda</text:span></text:span><text:span text:style-name="Source_20_Text"><text:span text:style-name="T16"> install spyder==5.2.2 <text:s/></text:span></text:span><text:span text:style-name="Source_20_Text"><text:span text:style-name="T17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20"/>
      <text:p text:style-name="P19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5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1"><text:span text:style-name="Source_20_Text"><text:span text:style-name="T25">### To train oligo model</text:span></text:span></text:p>
      <text:p text:style-name="P12"><text:span text:style-name="Source_20_Text"><text:span text:style-name="T12">python exec.py --mode train --dataset_name '</text:span></text:span><text:span text:style-name="Source_20_Text"><text:span text:style-name="T20">OL_data</text:span></text:span><text:span text:style-name="Source_20_Text"><text:span text:style-name="T26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3"><text:span text:style-name="Source_20_Text"><text:span text:style-name="T27"/></text:span></text:p>
      <text:p text:style-name="P13"><text:span text:style-name="Source_20_Text"><text:span text:style-name="T27">### To view training progress</text:span></text:span></text:p>
      <text:p text:style-name="P14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7"><text:span text:style-name="Source_20_Text"><text:span text:style-name="T27">### To view training progress</text:span></text:span></text:p>
      <text:p text:style-name="P17"><text:span text:style-name="Source_20_Text"><text:span text:style-name="T14">tensorboard --logdir='/media/user/FantomHD/Lightsheet data/Training_data_lightsheet/Training_blocks/Training_blocks_RegRCNN/9) 3D_128x128x16_retinaUNet'</text:span></text:span></text:p>
      <text:p text:style-name="P17"><text:span text:style-name="Source_20_Text"><text:span text:style-name="T12"/></text:span></text:p>
      <text:p text:style-name="P22"><text:span text:style-name="Source_20_Text"><text:span text:style-name="T14">tensorboard --logdir='/media/user/FantomHD/Lightsheet data/Training_data_lightsheet/Training_blocks/Training_blocks_RegRCNN/22) 3D mrcnn post_nms_600_2000'</text:span></text:span></text:p>
      <text:p text:style-name="P3"><text:soft-page-break/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5"><text:span text:style-name="Source_20_Text"><text:span text:style-name="T25">### To train </text:span></text:span><text:span text:style-name="Source_20_Text"><text:span text:style-name="T21">CASPR</text:span></text:span><text:span text:style-name="Source_20_Text"><text:span text:style-name="T25">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2">Caspr_data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/Caspr_training_RegRCNN'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>### To view training progress</text:span></text:span></text:p>
      <text:p text:style-name="P15"><text:span text:style-name="Source_20_Text"><text:span text:style-name="T14">tensorboard --logdir='/media/user/FantomHD/710_invivo_imaging/Caspr_tdT_homozygous/Caspr_training/Caspr_training_RegRCNN/logs/tboard'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/></text:span></text:p>
      <text:p text:style-name="P15"><text:span text:style-name="Source_20_Text"><text:span text:style-name="T12"/></text:span></text:p>
      <text:p text:style-name="P16"><text:span text:style-name="Source_20_Text"><text:span text:style-name="T25">### To train </text:span></text:span><text:span text:style-name="Source_20_Text"><text:span text:style-name="T21">CASPR_</text:span></text:span><text:span text:style-name="Source_20_Text"><text:span text:style-name="T23">CROP</text:span></text:span><text:span text:style-name="Source_20_Text"><text:span text:style-name="T25"> model</text:span></text:span></text:p>
      <text:p text:style-name="P16"><text:span text:style-name="Source_20_Text"><text:span text:style-name="T12">python exec.py --mode train --dataset_name '</text:span></text:span><text:span text:style-name="Source_20_Text"><text:span text:style-name="T22">Caspr_data_</text:span></text:span><text:span text:style-name="Source_20_Text"><text:span text:style-name="T24">CROP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_</text:span></text:span><text:span text:style-name="Source_20_Text"><text:span text:style-name="T28">CROP</text:span></text:span><text:span text:style-name="Source_20_Text"><text:span text:style-name="T12">/Caspr_training_</text:span></text:span><text:span text:style-name="Source_20_Text"><text:span text:style-name="T28">CROP_</text:span></text:span><text:span text:style-name="Source_20_Text"><text:span text:style-name="T12">RegRCNN'</text:span></text:span></text:p>
      <text:p text:style-name="P16"><text:span text:style-name="Source_20_Text"><text:span text:style-name="T27"/></text:span></text:p>
      <text:p text:style-name="P16"><text:span text:style-name="Source_20_Text"><text:span text:style-name="T27">### To view training progress</text:span></text:span></text:p>
      <text:p text:style-name="P16"><text:span text:style-name="Source_20_Text"><text:span text:style-name="T14">tensorboard --logdir='/media/user/FantomHD/710_invivo_imaging/Caspr_tdT_homozygous/Caspr_training_</text:span></text:span><text:span text:style-name="Source_20_Text"><text:span text:style-name="T29">CROP</text:span></text:span><text:span text:style-name="Source_20_Text"><text:span text:style-name="T14">/Caspr_training_</text:span></text:span><text:span text:style-name="Source_20_Text"><text:span text:style-name="T30">CROP</text:span></text:span><text:span text:style-name="Source_20_Text"><text:span text:style-name="T14">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4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pan text:style-name="Source_20_Text"><text:span text:style-name="T14"><text:s/>tensorboard --logdir='/media/user/FantomHD/Lightsheet data/RegRCNN_maskrcnn_testing/First_training/logs/tboard'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14"><text:s/>tensorboard --logdir='/media/user/FantomHD/Lightsheet data/RegRCNN_maskrcnn_testing/</text:span></text:span><text:span text:style-name="Source_20_Text"><text:span text:style-name="T18">Second</text:span></text:span><text:span text:style-name="Source_20_Text"><text:span text:style-name="T14">_training_</text:span></text:span><text:span text:style-name="Source_20_Text"><text:span text:style-name="T18">3D</text:span></text:span><text:span text:style-name="Source_20_Text"><text:span text:style-name="T14">/logs/tboard'</text:span></text:span></text:p>
      <text:p text:style-name="P8"><text:span text:style-name="Source_20_Text"><text:span text:style-name="T14"/></text:span></text:p>
      <text:p text:style-name="P10"><text:span text:style-name="Source_20_Text"><text:span text:style-name="T14">tensorboard --logdir='/media/user/FantomHD/Lightsheet data/RegRCNN_maskrcnn_testing/logs/tboard'</text:span></text:span></text:p>
      <text:p text:style-name="P10"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python exec.py --mode test --exp_dir '~/Documents/GitHub/RegRCNN/'</text:span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1-17T23:32:28.502821273</dc:date>
    <meta:editing-duration>P7DT21H40M7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3" meta:paragraph-count="27" meta:word-count="169" meta:character-count="2345" meta:non-whitespace-character-count="2219"/>
  </office:meta>
</office:document-meta>
</file>